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, 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79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="none"/>
      <style:text-properties fo:color="#000000" style:text-outline="false" style:text-line-through-style="none" style:font-name="Times New Roman" fo:font-size="9pt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9pt" style:font-style-asian="normal" style:font-weight-asian="bold" style:font-name-complex="Times New Roman" style:font-size-complex="5.09999990463257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50">
      <style:table-cell-properties fo:border="none"/>
      <style:text-properties fo:color="#000000" style:text-outline="false" style:text-line-through-style="none" style:font-name="Times New Roman" fo:font-size="9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font-style-asian="normal" style:font-weight-asian="normal" style:font-name-complex="Times New Roman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font-name="Times New Roman" fo:font-size="9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font-style-asian="normal" style:font-weight-asian="normal" style:font-name-complex="Times New Roman" style:font-size-complex="5.09999990463257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3"/>
        <table:table-column table:style-name="co3" table:default-cell-style-name="ce3"/>
        <table:table-column table:style-name="co1" table:number-columns-repeated="3" table:default-cell-style-name="Default"/>
        <table:table-row table:style-name="ro2" table:number-rows-repeated="4">
          <table:table-cell/>
          <table:table-cell table:style-name="Default" table:number-columns-repeated="5"/>
          <table:table-cell table:number-columns-repeated="3"/>
        </table:table-row>
        <table:table-row table:style-name="ro2">
          <table:table-cell/>
          <table:table-cell table:style-name="ce1" office:value-type="string">
            <text:p>Aikaleima </text:p>
          </table:table-cell>
          <table:table-cell table:style-name="ce1" office:value-type="string">
            <text:p>Työntekijä </text:p>
          </table:table-cell>
          <table:table-cell table:style-name="ce1" office:value-type="string">
            <text:p>Ajoneuvo </text:p>
          </table:table-cell>
          <table:table-cell table:style-name="ce1" office:value-type="string">
            <text:p>Matkamittari(km) </text:p>
          </table:table-cell>
          <table:table-cell table:style-name="ce1" office:value-type="string">
            <text:p>Tapahtuman tyyppi </text:p>
          </table:table-cell>
          <table:table-cell table:style-name="ce1" office:value-type="string">
            <text:p>Perävaunu </text:p>
          </table:table-cell>
          <table:table-cell table:style-name="ce1" office:value-type="string">
            <text:p>Tilaus </text:p>
          </table:table-cell>
          <table:table-cell office:value-type="string">
            <text:p>Tilauksen status:</text:p>
          </table:table-cell>
        </table:table-row>
        <table:table-row table:style-name="ro2">
          <table:table-cell/>
          <table:table-cell office:value-type="date" office:date-value="2013-01-01">
            <text:p>01/01/13 12:00 AM</text:p>
          </table:table-cell>
          <table:table-cell office:value-type="string">
            <text:p>B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yövuoron alku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3-01-01T01:00:00">
            <text:p>01/01/13 01:00 AM</text:p>
          </table:table-cell>
          <table:table-cell office:value-type="string">
            <text:p>B 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Lastauksen alku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+100km tilauksetonta</text:p>
          </table:table-cell>
        </table:table-row>
        <table:table-row table:style-name="ro2">
          <table:table-cell/>
          <table:table-cell office:value-type="date" office:date-value="2013-01-01T02:00:00">
            <text:p>01/01/13 02:00 AM</text:p>
          </table:table-cell>
          <table:table-cell office:value-type="string">
            <text:p>B 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Lastauksen loppu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date" office:date-value="2013-01-01T03:00:00">
            <text:p>01/01/13 03:00 AM</text:p>
          </table:table-cell>
          <table:table-cell office:value-type="string">
            <text:p>B 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Työvuoron loppu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3-01-01T04:00:00">
            <text:p>01/01/13 04:00 AM</text:p>
          </table:table-cell>
          <table:table-cell office:value-type="string">
            <text:p>A 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Työvuoron alku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3-01-01T05:00:00">
            <text:p>01/01/13 05:00 AM</text:p>
          </table:table-cell>
          <table:table-cell office:value-type="string">
            <text:p>A 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string">
            <text:p>Perävaunun kiinnityksen alku 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3-01-01T06:00:00">
            <text:p>01/01/13 06:00 AM</text:p>
          </table:table-cell>
          <table:table-cell office:value-type="string">
            <text:p>A 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string">
            <text:p>Perävaunun kiinnityksen loppu 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3-01-01T07:00:00">
            <text:p>01/01/13 07:00 AM</text:p>
          </table:table-cell>
          <table:table-cell office:value-type="string">
            <text:p>A 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string">
            <text:p>Tauon alku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3-01-01T07:00:00">
            <text:p>01/01/13 07:00 AM</text:p>
          </table:table-cell>
          <table:table-cell office:value-type="string">
            <text:p>A 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string">
            <text:p>Tauon alku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3-01-01T09:00:00">
            <text:p>01/01/13 09:00 AM</text:p>
          </table:table-cell>
          <table:table-cell office:value-type="string">
            <text:p>A 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Purun alku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date" office:date-value="2013-01-01T09:30:00">
            <text:p>01/01/13 09:30 AM</text:p>
          </table:table-cell>
          <table:table-cell office:value-type="string">
            <text:p>A 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Tauon alku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3-01-01T10:30:00">
            <text:p>01/01/13 10:30 AM</text:p>
          </table:table-cell>
          <table:table-cell office:value-type="string">
            <text:p>A 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Tauon loppu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3-01-01T11:00:00">
            <text:p>01/01/13 11:00 AM</text:p>
          </table:table-cell>
          <table:table-cell office:value-type="string">
            <text:p>A 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Purun loppu 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3-01-01T11:00:00">
            <text:p>01/01/13 11:00 AM</text:p>
          </table:table-cell>
          <table:table-cell office:value-type="string">
            <text:p>A 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string">
            <text:p>Perävaunun irroituksen alku 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3-01-01T12:00:00">
            <text:p>01/01/13 12:00 PM</text:p>
          </table:table-cell>
          <table:table-cell office:value-type="string">
            <text:p>A 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string">
            <text:p>Perävaunun irroituksen loppu 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string">
            <text:p>+400km tilauksellista</text:p>
          </table:table-cell>
        </table:table-row>
        <table:table-row table:style-name="ro2">
          <table:table-cell/>
          <table:table-cell office:value-type="date" office:date-value="2013-01-01T13:00:00">
            <text:p>01/01/13 01:00 PM</text:p>
          </table:table-cell>
          <table:table-cell office:value-type="string">
            <text:p>A 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string">
            <text:p>Työvuoron loppu </text:p>
          </table:table-cell>
          <table:table-cell table:number-columns-repeated="2"/>
          <table:table-cell office:value-type="string">
            <text:p>+100km tilauksetont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, 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3/21/2014</text:date>, <text:time>19:3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55S</meta:editing-duration>
    <meta:editing-cycles>6</meta:editing-cycles>
    <meta:generator>OpenOffice/4.0.1$Win32 OpenOffice.org_project/401m5$Build-9714</meta:generator>
    <dc:date>2014-03-21T19:31:31.18</dc:date>
    <meta:document-statistic meta:table-count="3" meta:cell-count="102" meta:object-count="0"/>
    <meta:user-defined meta:name="Info 1"/>
    <meta:user-defined meta:name="Info 2"/>
    <meta:user-defined meta:name="Info 3"/>
    <meta:user-defined meta:name="Info 4"/>
  </office:meta>
</office:document-meta>
</file>